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50.99mm" svg:y="49.73mm">
            <draw:object draw:notify-on-update-of-ranges="Sheet1.C2:Sheet1.C8 Sheet1.F2:Sheet1.F8 Sheet1.G2:Sheet1.G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Logit</text:p>
          </table:table-cell>
          <table:table-cell office:value-type="string" calcext:value-type="string">
            <text:p>Normalised logit</text:p>
          </table:table-cell>
          <table:table-cell table:number-columns-repeated="2"/>
          <table:table-cell office:value-type="string" calcext:value-type="string">
            <text:p>Temperaturised</text:p>
          </table:table-cell>
          <table:table-cell office:value-type="string" calcext:value-type="string">
            <text:p>Normalised temperaturise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.4" calcext:value-type="float">
            <text:p>0.4</text:p>
          </table:table-cell>
          <table:table-cell table:formula="of:=[.B2]/[.B9]" office:value-type="float" office:value="0.111111111111111" calcext:value-type="float">
            <text:p>0.111111111111111</text:p>
          </table:table-cell>
          <table:table-cell table:formula="of:=EXP([.B2]/temp)" office:value-type="float" office:value="1.10517091807565" calcext:value-type="float">
            <text:p>1.10517091807565</text:p>
          </table:table-cell>
          <table:table-cell table:formula="of:=SUM([.D3:.D8])" office:value-type="float" office:value="6.93431210862482" calcext:value-type="float">
            <text:p>6.93431210862482</text:p>
          </table:table-cell>
          <table:table-cell table:formula="of:=[.D2]/[.E2]" office:value-type="float" office:value="0.1593771524505" calcext:value-type="float">
            <text:p>0.1593771524505</text:p>
          </table:table-cell>
          <table:table-cell table:formula="of:=[.F2]/sum_et" office:value-type="float" office:value="0.136465295215727" calcext:value-type="float">
            <text:p>0.136465295215727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9" calcext:value-type="float">
            <text:p>0.9</text:p>
          </table:table-cell>
          <table:table-cell table:formula="of:=[.B3]/[.B9]" office:value-type="float" office:value="0.25" calcext:value-type="float">
            <text:p>0.25</text:p>
          </table:table-cell>
          <table:table-cell table:formula="of:=EXP([.B3]/temp)" office:value-type="float" office:value="1.25232271619186" calcext:value-type="float">
            <text:p>1.25232271619186</text:p>
          </table:table-cell>
          <table:table-cell table:formula="of:=SUM([.D4:.D8])+[.D2]" office:value-type="float" office:value="6.78716031050861" calcext:value-type="float">
            <text:p>6.78716031050861</text:p>
          </table:table-cell>
          <table:table-cell table:formula="of:=[.D3]/[.E3]" office:value-type="float" office:value="0.184513501803233" calcext:value-type="float">
            <text:p>0.184513501803233</text:p>
          </table:table-cell>
          <table:table-cell table:formula="of:=[.F3]/sum_et" office:value-type="float" office:value="0.157988074875953" calcext:value-type="float">
            <text:p>0.157988074875953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0.9" calcext:value-type="float">
            <text:p>0.9</text:p>
          </table:table-cell>
          <table:table-cell table:formula="of:=[.B4]/[.B9]" office:value-type="float" office:value="0.25" calcext:value-type="float">
            <text:p>0.25</text:p>
          </table:table-cell>
          <table:table-cell table:formula="of:=EXP([.B4]/temp)" office:value-type="float" office:value="1.25232271619186" calcext:value-type="float">
            <text:p>1.25232271619186</text:p>
          </table:table-cell>
          <table:table-cell table:formula="of:=SUM([.D5:.D8])+[.D2]+[.D3]" office:value-type="float" office:value="6.78716031050861" calcext:value-type="float">
            <text:p>6.78716031050861</text:p>
          </table:table-cell>
          <table:table-cell table:formula="of:=[.D4]/[.E4]" office:value-type="float" office:value="0.184513501803233" calcext:value-type="float">
            <text:p>0.184513501803233</text:p>
          </table:table-cell>
          <table:table-cell table:formula="of:=[.F4]/sum_et" office:value-type="float" office:value="0.157988074875953" calcext:value-type="float">
            <text:p>0.157988074875953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.6" calcext:value-type="float">
            <text:p>0.6</text:p>
          </table:table-cell>
          <table:table-cell table:formula="of:=[.B5]/[.B9]" office:value-type="float" office:value="0.166666666666667" calcext:value-type="float">
            <text:p>0.166666666666667</text:p>
          </table:table-cell>
          <table:table-cell table:formula="of:=EXP([.B5]/temp)" office:value-type="float" office:value="1.16183424272828" calcext:value-type="float">
            <text:p>1.16183424272828</text:p>
          </table:table-cell>
          <table:table-cell table:formula="of:=SUM([.D6:.D8])+[.D2]+[.D3]+[.D4]" office:value-type="float" office:value="6.87764878397219" calcext:value-type="float">
            <text:p>6.87764878397219</text:p>
          </table:table-cell>
          <table:table-cell table:formula="of:=[.D5]/[.E5]" office:value-type="float" office:value="0.168928987103245" calcext:value-type="float">
            <text:p>0.168928987103245</text:p>
          </table:table-cell>
          <table:table-cell table:formula="of:=[.F5]/sum_et" office:value-type="float" office:value="0.144643970237188" calcext:value-type="float">
            <text:p>0.144643970237188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1" calcext:value-type="float">
            <text:p>0.1</text:p>
          </table:table-cell>
          <table:table-cell table:formula="of:=[.B6]/[.B9]" office:value-type="float" office:value="0.0277777777777778" calcext:value-type="float">
            <text:p>0.027777777777778</text:p>
          </table:table-cell>
          <table:table-cell table:formula="of:=EXP([.B6]/temp)" office:value-type="float" office:value="1.02531512052443" calcext:value-type="float">
            <text:p>1.02531512052443</text:p>
          </table:table-cell>
          <table:table-cell table:formula="of:=SUM([.D7:.D8])+[.D2]+[.D3]+[.D4]+[.D5]" office:value-type="float" office:value="7.01416790617604" calcext:value-type="float">
            <text:p>7.01416790617604</text:p>
          </table:table-cell>
          <table:table-cell table:formula="of:=[.D6]/[.E6]" office:value-type="float" office:value="0.146177726886411" calcext:value-type="float">
            <text:p>0.146177726886411</text:p>
          </table:table-cell>
          <table:table-cell table:formula="of:=[.F6]/sum_et" office:value-type="float" office:value="0.125163402324643" calcext:value-type="float">
            <text:p>0.12516340232464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0.7" calcext:value-type="float">
            <text:p>0.7</text:p>
          </table:table-cell>
          <table:table-cell table:formula="of:=[.B7]/[.B9]" office:value-type="float" office:value="0.194444444444444" calcext:value-type="float">
            <text:p>0.194444444444444</text:p>
          </table:table-cell>
          <table:table-cell table:formula="of:=EXP([.B7]/temp)" office:value-type="float" office:value="1.19124621661236" calcext:value-type="float">
            <text:p>1.19124621661236</text:p>
          </table:table-cell>
          <table:table-cell table:formula="of:=SUM([.D8:.D8])+[.D2]+[.D3]+[.D4]+[.D5]+[.D6]" office:value-type="float" office:value="6.84823681008811" calcext:value-type="float">
            <text:p>6.84823681008811</text:p>
          </table:table-cell>
          <table:table-cell table:formula="of:=[.D7]/[.E7]" office:value-type="float" office:value="0.173949331725436" calcext:value-type="float">
            <text:p>0.173949331725436</text:p>
          </table:table-cell>
          <table:table-cell table:formula="of:=[.F7]/sum_et" office:value-type="float" office:value="0.148942596485796" calcext:value-type="float">
            <text:p>0.14894259648579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2" calcext:value-type="float">
            <text:p>0.2</text:p>
          </table:table-cell>
          <table:table-cell table:formula="of:=[.B8]/[.B9]" office:value-type="float" office:value="0.0555555555555556" calcext:value-type="float">
            <text:p>0.055555555555556</text:p>
          </table:table-cell>
          <table:table-cell table:formula="of:=EXP([.B8]/temp)" office:value-type="float" office:value="1.05127109637602" calcext:value-type="float">
            <text:p>1.05127109637602</text:p>
          </table:table-cell>
          <table:table-cell table:formula="of:=SUM([.D2:.D7])" office:value-type="float" office:value="6.98821193032445" calcext:value-type="float">
            <text:p>6.98821193032445</text:p>
          </table:table-cell>
          <table:table-cell table:formula="of:=[.D8]/[.E8]" office:value-type="float" office:value="0.150434919097712" calcext:value-type="float">
            <text:p>0.150434919097712</text:p>
          </table:table-cell>
          <table:table-cell table:formula="of:=[.F8]/sum_et" office:value-type="float" office:value="0.12880858598474" calcext:value-type="float">
            <text:p>0.12880858598474</text:p>
          </table:table-cell>
        </table:table-row>
        <table:table-row table:style-name="ro1">
          <table:table-cell/>
          <table:table-cell table:formula="of:=SUM([.B2:.B7])" office:value-type="float" office:value="3.6" calcext:value-type="float">
            <text:p>3.6</text:p>
          </table:table-cell>
          <table:table-cell table:formula="of:=SUM([.C2:.C7])" office:value-type="float" office:value="1" calcext:value-type="float">
            <text:p>1</text:p>
          </table:table-cell>
          <table:table-cell table:formula="of:=SUM([.D2:.D8])" office:value-type="float" office:value="8.03948302670047" calcext:value-type="float">
            <text:p>8.03948302670047</text:p>
          </table:table-cell>
          <table:table-cell/>
          <table:table-cell table:formula="of:=SUM([.F2:.F8])" office:value-type="float" office:value="1.16789512086977" calcext:value-type="float">
            <text:p>1.16789512086977</text:p>
          </table:table-cell>
          <table:table-cell table:formula="of:=SUM([.G2:.G8])"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named-expressions>
        <table:named-range table:name="sum_et" table:base-cell-address="$Sheet1.$F$8" table:cell-range-address="$Sheet1.$F$9"/>
        <table:named-range table:name="temp" table:base-cell-address="$Sheet1.$C$10" table:cell-range-address="$Sheet1.$C$1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 style:data-style-name="N2" text:time-value="18:40:28.8803788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3T18:40:37.908693206</meta:creation-date>
    <meta:editing-duration>PT37M22S</meta:editing-duration>
    <meta:editing-cycles>5</meta:editing-cycles>
    <meta:generator>LibreOffice/6.3.1.2$MacOSX_X86_64 LibreOffice_project/b79626edf0065ac373bd1df5c28bd630b4424273</meta:generator>
    <meta:initial-creator>Simon Dobnik</meta:initial-creator>
    <dc:date>2020-04-23T19:38:06.127049472</dc:date>
    <dc:creator>Simon Dobnik</dc:creator>
    <meta:document-statistic meta:table-count="1" meta:cell-count="60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38cm" svg:y="3.725cm" style:legend-expansion="high" chart:style-name="ch2"/>
        <chart:plot-area chart:style-name="ch3" table:cell-range-address="Sheet1.C2:Sheet1.C8 Sheet1.F2:Sheet1.G8" svg:x="0.32cm" svg:y="0.18cm" svg:width="12.398cm" svg:height="8.64cm">
          <chartooo:coordinate-region svg:x="1.268cm" svg:y="0.373cm" svg:width="11.347cm" svg:height="7.8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" chart:class="chart:line">
            <chart:data-point chart:repeated="7"/>
          </chart:series>
          <chart:series chart:style-name="ch7" chart:values-cell-range-address="Sheet1.F2:Sheet1.F8" chart:class="chart:line">
            <chart:data-point chart:repeated="7"/>
          </chart:series>
          <chart:series chart:style-name="ch8" chart:values-cell-range-address="Sheet1.G2:Sheet1.G8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1111111111111">
                <text:p>0.111111111111111</text:p>
                <draw:g>
                  <svg:desc>Sheet1.C2:Sheet1.C8</svg:desc>
                </draw:g>
              </table:table-cell>
              <table:table-cell office:value-type="float" office:value="0.1593771524505">
                <text:p>0.1593771524505</text:p>
                <draw:g>
                  <svg:desc>Sheet1.F2:Sheet1.F8</svg:desc>
                </draw:g>
              </table:table-cell>
              <table:table-cell office:value-type="float" office:value="0.136465295215727">
                <text:p>0.136465295215727</text:p>
                <draw:g>
                  <svg:desc>Sheet1.G2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184513501803233">
                <text:p>0.184513501803233</text:p>
              </table:table-cell>
              <table:table-cell office:value-type="float" office:value="0.157988074875953">
                <text:p>0.157988074875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184513501803233">
                <text:p>0.184513501803233</text:p>
              </table:table-cell>
              <table:table-cell office:value-type="float" office:value="0.157988074875953">
                <text:p>0.157988074875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8928987103245">
                <text:p>0.168928987103245</text:p>
              </table:table-cell>
              <table:table-cell office:value-type="float" office:value="0.144643970237188">
                <text:p>0.144643970237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77777777777778">
                <text:p>0.0277777777777778</text:p>
              </table:table-cell>
              <table:table-cell office:value-type="float" office:value="0.146177726886411">
                <text:p>0.146177726886411</text:p>
              </table:table-cell>
              <table:table-cell office:value-type="float" office:value="0.125163402324643">
                <text:p>0.1251634023246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4444444444444">
                <text:p>0.194444444444444</text:p>
              </table:table-cell>
              <table:table-cell office:value-type="float" office:value="0.173949331725436">
                <text:p>0.173949331725436</text:p>
              </table:table-cell>
              <table:table-cell office:value-type="float" office:value="0.148942596485796">
                <text:p>0.1489425964857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150434919097712">
                <text:p>0.150434919097712</text:p>
              </table:table-cell>
              <table:table-cell office:value-type="float" office:value="0.12880858598474">
                <text:p>0.128808585984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1.2$MacOSX_X86_64 LibreOffice_project/b79626edf0065ac373bd1df5c28bd630b442427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